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43497"/>
          <table:table-cell office:value-type="float" office:value="2.22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95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52916"/>
          <table:table-cell office:value-type="float" office:value="2.37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739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4104"/>
          <table:table-cell office:value-type="float" office:value="2.26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773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4645"/>
          <table:table-cell office:value-type="float" office:value="2.299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4889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52039"/>
          <table:table-cell office:value-type="float" office:value="2.35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285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62466"/>
          <table:table-cell office:value-type="float" office:value="2.46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423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71503"/>
          <table:table-cell office:value-type="float" office:value="2.52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4752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66505"/>
          <table:table-cell office:value-type="float" office:value="2.4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604.0"/>
          <table:table-cell office:value-type="float" office:value="379494.0"/>
          <table:table-cell office:value-type="float" office:value="1495243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64731"/>
          <table:table-cell office:value-type="float" office:value="2.43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8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60989"/>
          <table:table-cell office:value-type="float" office:value="2.45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7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39606"/>
          <table:table-cell office:value-type="float" office:value="0.74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9.0"/>
          <table:table-cell office:value-type="float" office:value="104962.0"/>
          <table:table-cell office:value-type="float" office:value="407983.0"/>
          <table:table-cell office:value-type="float" office:value="927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33475"/>
          <table:table-cell office:value-type="float" office:value="0.73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4.0"/>
          <table:table-cell office:value-type="float" office:value="104962.0"/>
          <table:table-cell office:value-type="float" office:value="407983.0"/>
          <table:table-cell office:value-type="float" office:value="927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70765"/>
          <table:table-cell office:value-type="float" office:value="0.68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331.0"/>
          <table:table-cell office:value-type="float" office:value="104962.0"/>
          <table:table-cell office:value-type="float" office:value="407983.0"/>
          <table:table-cell office:value-type="float" office:value="904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45916"/>
          <table:table-cell office:value-type="float" office:value="0.65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8.0"/>
          <table:table-cell office:value-type="float" office:value="104962.0"/>
          <table:table-cell office:value-type="float" office:value="407983.0"/>
          <table:table-cell office:value-type="float" office:value="927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775697"/>
          <table:table-cell office:value-type="float" office:value="0.65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42.0"/>
          <table:table-cell office:value-type="float" office:value="104962.0"/>
          <table:table-cell office:value-type="float" office:value="407983.0"/>
          <table:table-cell office:value-type="float" office:value="904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00684"/>
          <table:table-cell office:value-type="float" office:value="2.86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2721.0"/>
          <table:table-cell office:value-type="float" office:value="298074.0"/>
          <table:table-cell office:value-type="float" office:value="1175925.0"/>
          <table:table-cell office:value-type="float" office:value="1853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14146"/>
          <table:table-cell office:value-type="float" office:value="1.98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15.0"/>
          <table:table-cell office:value-type="float" office:value="298074.0"/>
          <table:table-cell office:value-type="float" office:value="1175924.0"/>
          <table:table-cell office:value-type="float" office:value="185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08019"/>
          <table:table-cell office:value-type="float" office:value="1.93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29.0"/>
          <table:table-cell office:value-type="float" office:value="298074.0"/>
          <table:table-cell office:value-type="float" office:value="1175924.0"/>
          <table:table-cell office:value-type="float" office:value="1876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28187"/>
          <table:table-cell office:value-type="float" office:value="2.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0.0"/>
          <table:table-cell office:value-type="float" office:value="298074.0"/>
          <table:table-cell office:value-type="float" office:value="1175924.0"/>
          <table:table-cell office:value-type="float" office:value="185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24749"/>
          <table:table-cell office:value-type="float" office:value="2.06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650.0"/>
          <table:table-cell office:value-type="float" office:value="298074.0"/>
          <table:table-cell office:value-type="float" office:value="1175926.0"/>
          <table:table-cell office:value-type="float" office:value="185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1352"/>
          <table:table-cell office:value-type="float" office:value="0.2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5.0"/>
          <table:table-cell office:value-type="float" office:value="32711.0"/>
          <table:table-cell office:value-type="float" office:value="127392.0"/>
          <table:table-cell office:value-type="float" office:value="55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39422"/>
          <table:table-cell office:value-type="float" office:value="0.2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0.0"/>
          <table:table-cell office:value-type="float" office:value="32711.0"/>
          <table:table-cell office:value-type="float" office:value="127392.0"/>
          <table:table-cell office:value-type="float" office:value="490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16894"/>
          <table:table-cell office:value-type="float" office:value="0.2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1.0"/>
          <table:table-cell office:value-type="float" office:value="32711.0"/>
          <table:table-cell office:value-type="float" office:value="127392.0"/>
          <table:table-cell office:value-type="float" office:value="55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58988"/>
          <table:table-cell office:value-type="float" office:value="0.26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32711.0"/>
          <table:table-cell office:value-type="float" office:value="127392.0"/>
          <table:table-cell office:value-type="float" office:value="490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66736"/>
          <table:table-cell office:value-type="float" office:value="0.1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9.0"/>
          <table:table-cell office:value-type="float" office:value="32711.0"/>
          <table:table-cell office:value-type="float" office:value="127392.0"/>
          <table:table-cell office:value-type="float" office:value="44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